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fo:font-style="italic" style:font-style-asian="italic" style:font-style-complex="italic"/>
    </style:style>
    <style:style style:name="P2" style:family="paragraph" style:parent-style-name="Text_20_body">
      <style:text-properties fo:font-style="italic" style:font-style-asian="italic" style:font-style-complex="italic"/>
    </style:style>
    <style:style style:name="P3" style:family="paragraph" style:parent-style-name="Text_20_body">
      <style:text-properties officeooo:paragraph-rsid="00103250"/>
    </style:style>
    <style:style style:name="P4" style:family="paragraph" style:parent-style-name="Heading_20_1">
      <style:paragraph-properties fo:text-align="center" style:justify-single-word="false"/>
      <style:text-properties officeooo:paragraph-rsid="0009bb22"/>
    </style:style>
    <style:style style:name="P5" style:family="paragraph" style:parent-style-name="Heading_20_2">
      <style:text-properties officeooo:paragraph-rsid="0009bb22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fo:font-style="italic" style:font-style-asian="italic" style:font-style-complex="italic"/>
    </style:style>
    <style:style style:name="P8" style:family="paragraph" style:parent-style-name="Text_20_body" style:list-style-name="L2">
      <style:text-properties fo:font-style="italic" style:font-style-asian="italic" style:font-style-complex="italic"/>
    </style:style>
    <style:style style:name="P9" style:family="paragraph" style:parent-style-name="Text_20_body" style:list-style-name="L4">
      <style:text-properties officeooo:paragraph-rsid="0009bb22"/>
    </style:style>
    <style:style style:name="P10" style:family="paragraph" style:parent-style-name="Text_20_body" style:list-style-name="L12">
      <style:text-properties officeooo:paragraph-rsid="0009bb22"/>
    </style:style>
    <style:style style:name="P11" style:family="paragraph" style:parent-style-name="Text_20_body" style:list-style-name="L13">
      <style:text-properties officeooo:paragraph-rsid="0009bb22"/>
    </style:style>
    <style:style style:name="P12" style:family="paragraph" style:parent-style-name="Text_20_body" style:list-style-name="L14">
      <style:text-properties officeooo:paragraph-rsid="0009bb22"/>
    </style:style>
    <style:style style:name="P13" style:family="paragraph" style:parent-style-name="Text_20_body" style:list-style-name="L15">
      <style:text-properties officeooo:paragraph-rsid="0009bb22"/>
    </style:style>
    <style:style style:name="P14" style:family="paragraph" style:parent-style-name="Text_20_body" style:list-style-name="L16">
      <style:text-properties officeooo:paragraph-rsid="0009bb22"/>
    </style:style>
    <style:style style:name="P15" style:family="paragraph" style:parent-style-name="Text_20_body" style:list-style-name="L17">
      <style:text-properties officeooo:paragraph-rsid="0009bb22"/>
    </style:style>
    <style:style style:name="P16" style:family="paragraph" style:parent-style-name="Text_20_body" style:list-style-name="L18">
      <style:text-properties officeooo:paragraph-rsid="0009bb22"/>
    </style:style>
    <style:style style:name="P17" style:family="paragraph" style:parent-style-name="Text_20_body" style:list-style-name="L19">
      <style:text-properties officeooo:paragraph-rsid="0009bb22"/>
    </style:style>
    <style:style style:name="T1" style:family="text">
      <style:text-properties fo:font-size="13pt" fo:font-style="italic" style:text-underline-style="none" style:font-size-asian="13pt" style:font-style-asian="italic" style:font-size-complex="13pt" style:font-style-complex="italic"/>
    </style:style>
    <style:style style:name="T2" style:family="text">
      <style:text-properties fo:font-size="13pt" fo:font-style="italic" style:text-underline-style="none" officeooo:rsid="00103250" style:font-size-asian="13pt" style:font-style-asian="italic" style:font-size-complex="13pt" style:font-style-complex="italic"/>
    </style:style>
    <style:style style:name="T3" style:family="text">
      <style:text-properties fo:font-size="13pt" fo:font-style="normal" style:text-underline-style="none" fo:font-weight="normal" officeooo:rsid="00103250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5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style:text-position="0% 100%" fo:font-size="24pt" fo:font-style="normal" style:text-underline-style="none" fo:font-weight="bold" officeooo:rsid="00103250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style:text-underline-style="none" officeooo:rsid="0010325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Strong_20_Emphasis"><text:span text:style-name="T9">Projet de Mathématiques pour une Candidature en L3 Informatique</text:span></text:span></text:h>
      <text:h text:style-name="P5" text:outline-level="2"><text:span text:style-name="Strong_20_Emphasis">1. Introduction</text:span></text:h>
      <text:list text:style-name="L4">
        <text:list-item>
          <text:p text:style-name="P9">Présentation du projet et de son objectif.</text:p>
        </text:list-item>
        <text:list-item>
          <text:p text:style-name="P9">Lien avec la Licence 3 Informatique (Pourquoi ce projet est pertinent pour la formation ?).</text:p>
        </text:list-item>
        <text:list-item>
          <text:p text:style-name="P9">Justification du choix du sujet (intérêt personnel, applications en informatique, etc.).</text:p>
        </text:list-item>
      </text:list>
      <text:h text:style-name="P5" text:outline-level="2" text:is-list-header="true"><text:span text:style-name="Strong_20_Emphasis">2. Contexte et Problématique</text:span></text:h>
      <text:list text:style-name="L12">
        <text:list-item>
          <text:p text:style-name="P10">Explication du sujet en termes mathématiques et informatiques.</text:p>
        </text:list-item>
        <text:list-item>
          <text:p text:style-name="P10">Présentation de la problématique principale.</text:p>
        </text:list-item>
        <text:list-item>
          <text:p text:style-name="P10">Applications concrètes en informatique (algorithmes, intelligence artificielle, cryptographie, optimisation, etc.).</text:p>
        </text:list-item>
      </text:list>
      <text:h text:style-name="P5" text:outline-level="2" text:is-list-header="true"><text:span text:style-name="Strong_20_Emphasis">3. Fondements Mathématiques</text:span></text:h>
      <text:list text:style-name="L13">
        <text:list-item>
          <text:p text:style-name="P11">Théorèmes et propriétés mathématiques utilisés.</text:p>
        </text:list-item>
        <text:list-item>
          <text:p text:style-name="P11">Notions abordées (exemples : analyse, algèbre, probabilités, logique mathématique, graphes, etc.).</text:p>
        </text:list-item>
        <text:list-item>
          <text:p text:style-name="P11">Explications détaillées des concepts nécessaires.</text:p>
        </text:list-item>
      </text:list>
      <text:h text:style-name="P5" text:outline-level="2" text:is-list-header="true"><text:span text:style-name="Strong_20_Emphasis">4. Modélisation et Approche Mathématique</text:span></text:h>
      <text:list text:style-name="L14">
        <text:list-item>
          <text:p text:style-name="P12">Définition du problème sous forme mathématique.</text:p>
        </text:list-item>
        <text:list-item>
          <text:p text:style-name="P12">Hypothèses de travail et méthodes employées.</text:p>
        </text:list-item>
        <text:list-item>
          <text:p text:style-name="P12">Étapes de résolution du problème.</text:p>
        </text:list-item>
      </text:list>
      <text:h text:style-name="P5" text:outline-level="2" text:is-list-header="true"><text:span text:style-name="Strong_20_Emphasis">5. Implémentation Informatique</text:span></text:h>
      <text:list text:style-name="L15">
        <text:list-item>
          <text:p text:style-name="P13">Traduction du modèle mathématique en algorithme.</text:p>
        </text:list-item>
        <text:list-item>
          <text:p text:style-name="P13">Langage de programmation utilisé (Python, C++, etc.).</text:p>
        </text:list-item>
        <text:list-item>
          <text:p text:style-name="P13">Explication du code et des choix d’implémentation.</text:p>
        </text:list-item>
        <text:list-item>
          <text:p text:style-name="P13">Analyse de la complexité algorithmique.</text:p>
        </text:list-item>
      </text:list>
      <text:h text:style-name="P5" text:outline-level="2" text:is-list-header="true"><text:span text:style-name="Strong_20_Emphasis">6. Résultats et Interprétation</text:span></text:h>
      <text:list text:style-name="L16">
        <text:list-item>
          <text:p text:style-name="P14">Présentation des résultats obtenus.</text:p>
        </text:list-item>
        <text:list-item>
          <text:p text:style-name="P14">Comparaison avec des résultats théoriques ou des solutions existantes.</text:p>
        </text:list-item>
        <text:list-item>
          <text:p text:style-name="P14"><text:soft-page-break/>Analyse des performances et des limites de la solution proposée.</text:p>
        </text:list-item>
      </text:list>
      <text:h text:style-name="P5" text:outline-level="2" text:is-list-header="true"><text:span text:style-name="Strong_20_Emphasis">7. Applications et Perspectives</text:span></text:h>
      <text:list text:style-name="L17">
        <text:list-item>
          <text:p text:style-name="P15">Applications possibles en informatique.</text:p>
        </text:list-item>
        <text:list-item>
          <text:p text:style-name="P15">Améliorations envisageables.</text:p>
        </text:list-item>
        <text:list-item>
          <text:p text:style-name="P15">Perspectives pour des recherches futures.</text:p>
        </text:list-item>
      </text:list>
      <text:h text:style-name="P5" text:outline-level="2" text:is-list-header="true"><text:span text:style-name="Strong_20_Emphasis">8. Conclusion</text:span></text:h>
      <text:list text:style-name="L18">
        <text:list-item>
          <text:p text:style-name="P16">Synthèse des résultats obtenus.</text:p>
        </text:list-item>
        <text:list-item>
          <text:p text:style-name="P16">Réflexion sur l'apport de ce projet dans le cadre de la Licence 3 Informatique.</text:p>
        </text:list-item>
        <text:list-item>
          <text:p text:style-name="P16">Perspectives d’approfondissement.</text:p>
        </text:list-item>
      </text:list>
      <text:h text:style-name="P5" text:outline-level="2" text:is-list-header="true"><text:span text:style-name="Strong_20_Emphasis">9. Annexes</text:span></text:h>
      <text:list text:style-name="L19">
        <text:list-item>
          <text:p text:style-name="P17">Démonstrations détaillées si nécessaire.</text:p>
        </text:list-item>
        <text:list-item>
          <text:p text:style-name="P17">Documentation et références bibliographiques.</text:p>
        </text:list-item>
        <text:list-item>
          <text:p text:style-name="P17"><text:span text:style-name="Strong_20_Emphasis"><text:span text:style-name="T3">Code source complet si applicable.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6T09:41:12.974772000</dc:date>
    <meta:editing-duration>PT41M1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38" meta:word-count="252" meta:character-count="1804" meta:non-whitespace-character-count="1618"/>
  </office:meta>
</office:document-meta>
</file>